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fo:font-weight="bold" style:language-asian="zxx" style:country-asian="none" style:font-weight-asian="bold" style:language-complex="zxx" style:country-complex="none" style:font-weight-complex="bold"/>
    </style:style>
    <style:style style:name="P2" style:family="paragraph" style:parent-style-name="Standard">
      <style:text-properties fo:language="en" fo:country="GB" fo:font-weight="normal" style:language-asian="zxx" style:country-asian="none" style:font-weight-asian="normal" style:language-complex="zxx" style:country-complex="none" style:font-weight-complex="normal"/>
    </style:style>
    <style:style style:name="P3" style:family="paragraph" style:parent-style-name="Standard">
      <style:text-properties fo:language="en" fo:country="GB" style:language-asian="zxx" style:country-asian="none" style:language-complex="zxx" style:country-complex="none"/>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lusion:</text:p>
      <text:p text:style-name="P1"/>
      <text:p text:style-name="P2">This project was aimed at trying to explain the events eventually leading to Aurora in the polar cap, all the way from the first observations of Southward IMF at ACE, to the definitive detection of aurora and substorms with the All-Sky Imager. Of the four dates on offer we choose the date that we thought had the most interesting observations by the All-Sky Imager. We aimed at specifically using </text:p>
      <text:p text:style-name="P3"><text:span text:style-name="T1">the Dungey cycle and magnetic reconnection as the main theory background and then build on this theory to paint an overview of the entire process. We found this project to be very interesting with respect to the fact that these are highly complicated and dynamic events, which surely cannot be explained in full detail by the Dungey cycle and magnetic reconnection alone. We were able to give a qualitative description based on the data available. We found a good match between the first observations of the IMF by ACE, and the expected modification of the current systems in the polar cap. We could definitively observe the shift from northward to southward IMF with SuperDARN and AMPERE. SuperDARN displays the build up of potentials and the channel in which flux tubes moves to create the Dual-Cell Convection pattern. With the AMPERE data we can specifically see the region 1 &amp; 2 currents starting to form approximately one hour after the shift in IMF. This leads to the observation that there are flux tubes driving this current system, which are only active in periods of predominantly southward IMF. After a period of magnetic pressure building up in the tail, due to the constant loading by flux tubes, we observe the first signs of auroral activity. We do believe that the All-Sky Imager caught some sort of polar arc phenomenon. Research suggest that these might be a triggering mechanism to the auroral substorms. We know for sure that this arc of filament moves from the very high latitudes down towards the polar cap, and then seems to merge into the auroral display which picks up intensity shortly after. We see a sudden increase in intensity with the All-Sky Imager that is consistent with the expected configuration of the aurora. We see pulses of intensity across many degrees of latitude which are in agreement with our understanding of the substorms. Our observations of aurora is backed up by the Ground-Based Magnetometers, which confirms that there has been an aurora, we see this by the sudden drop in magnetic field strength. This system of magnetometers can help us to pin point the area of maximum intensity and we can track the movement of the aurora across different latitudes. This leads us to believe that the area of maxmimum intensity was some degrees south from the All-Sky Imager at Svalbar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M5S</meta:editing-duration>
    <meta:editing-cycles>3</meta:editing-cycles>
    <meta:generator>OpenOffice/4.1.1$Win32 OpenOffice.org_project/411m6$Build-9775</meta:generator>
    <dc:date>2015-12-02T12:48:03.73</dc:date>
    <meta:document-statistic meta:table-count="0" meta:image-count="0" meta:object-count="0" meta:page-count="1" meta:paragraph-count="3" meta:word-count="464" meta:character-count="2737"/>
    <meta:user-defined meta:name="Info 1"/>
    <meta:user-defined meta:name="Info 2"/>
    <meta:user-defined meta:name="Info 3"/>
    <meta:user-defined meta:name="Info 4"/>
  </office:meta>
</office:document-meta>
</file>